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awt_event_ComponentAdapter.componentHidden( Compon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ComponentAdapter.componentMoved( Compon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ComponentAdapter.componentShown( Compon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ComponentAdapter.componentResized( Compon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